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617f"/>
    </style:style>
    <style:style style:name="P2" style:family="paragraph" style:parent-style-name="Standard">
      <style:text-properties officeooo:rsid="0011617f" officeooo:paragraph-rsid="0011617f"/>
    </style:style>
    <style:style style:name="P3" style:family="paragraph" style:parent-style-name="Standard">
      <style:text-properties officeooo:rsid="00135db8" officeooo:paragraph-rsid="00135db8"/>
    </style:style>
    <style:style style:name="P4" style:family="paragraph" style:parent-style-name="Standard">
      <style:text-properties officeooo:rsid="00135db8" officeooo:paragraph-rsid="00154a07"/>
    </style:style>
    <style:style style:name="P5" style:family="paragraph" style:parent-style-name="Standard">
      <style:text-properties officeooo:paragraph-rsid="00135db8"/>
    </style:style>
    <style:style style:name="P6" style:family="paragraph" style:parent-style-name="Standard">
      <style:text-properties officeooo:paragraph-rsid="00154a07"/>
    </style:style>
    <style:style style:name="P7" style:family="paragraph" style:parent-style-name="Standard" style:master-page-name="Standard">
      <style:paragraph-properties style:page-number="auto"/>
      <style:text-properties officeooo:paragraph-rsid="0011617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use-window-font-color="tru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officeooo:paragraph-rsid="0011617f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11617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135db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154a07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use-window-font-color="true" officeooo:rsid="0005c37b" officeooo:paragraph-rsid="0005c37b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use-window-font-color="true" officeooo:rsid="0005c37b" officeooo:paragraph-rsid="0011617f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use-window-font-color="true" officeooo:rsid="00135db8" officeooo:paragraph-rsid="00135db8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use-window-font-color="true" officeooo:rsid="00135db8" officeooo:paragraph-rsid="00154a07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use-window-font-color="true" officeooo:rsid="00154a07" officeooo:paragraph-rsid="00154a07"/>
    </style:style>
    <style:style style:name="P18" style:family="paragraph" style:parent-style-name="Table_20_Contents">
      <style:text-properties officeooo:rsid="0011617f" officeooo:paragraph-rsid="0011617f"/>
    </style:style>
    <style:style style:name="P19" style:family="paragraph" style:parent-style-name="Table_20_Contents">
      <style:text-properties officeooo:rsid="0011617f" officeooo:paragraph-rsid="00135db8"/>
    </style:style>
    <style:style style:name="P20" style:family="paragraph" style:parent-style-name="Table_20_Contents">
      <style:text-properties officeooo:rsid="0011617f" officeooo:paragraph-rsid="00154a07"/>
    </style:style>
    <style:style style:name="P21" style:family="paragraph" style:parent-style-name="Table_20_Contents">
      <style:text-properties officeooo:rsid="00135db8" officeooo:paragraph-rsid="00135db8"/>
    </style:style>
    <style:style style:name="P22" style:family="paragraph" style:parent-style-name="Table_20_Contents">
      <style:text-properties officeooo:rsid="00135db8" officeooo:paragraph-rsid="00154a07"/>
    </style:style>
    <style:style style:name="P23" style:family="paragraph" style:parent-style-name="Table_20_Contents">
      <style:text-properties officeooo:rsid="00154a07" officeooo:paragraph-rsid="00154a07"/>
    </style:style>
    <style:style style:name="T1" style:family="text">
      <style:text-properties officeooo:rsid="0005c37b"/>
    </style:style>
    <style:style style:name="T2" style:family="text">
      <style:text-properties officeooo:rsid="0011617f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05c37b"/>
    </style:style>
    <style:style style:name="T5" style:family="text">
      <style:text-properties style:use-window-font-color="true" officeooo:rsid="00135db8"/>
    </style:style>
    <style:style style:name="T6" style:family="text">
      <style:text-properties officeooo:rsid="00075ac1"/>
    </style:style>
    <style:style style:name="T7" style:family="text">
      <style:text-properties officeooo:rsid="00078e75"/>
    </style:style>
    <style:style style:name="T8" style:family="text">
      <style:text-properties officeooo:rsid="00135db8"/>
    </style:style>
    <style:style style:name="T9" style:family="text">
      <style:text-properties officeooo:rsid="00154a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st Case ID: TC_<text:span text:style-name="T1">Hosreg</text:span>_1</text:p>
      <text:p text:style-name="P1">Test Module: <text:span text:style-name="T1">Hospital Registration</text:span></text:p>
      <text:p text:style-name="P1">Test Priority: High</text:p>
      <text:p text:style-name="P1">Description: <text:span text:style-name="T1">Contact details of hospital is collected.</text:span></text:p>
      <text:p text:style-name="P1">Entry Criteria: BMS homepage is accessed.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Test Steps</text:p>
          </table:table-cell>
          <table:table-cell table:style-name="Table1.A1" office:value-type="string">
            <text:p text:style-name="P8">Test Data</text:p>
          </table:table-cell>
          <table:table-cell table:style-name="Table1.A1" office:value-type="string">
            <text:p text:style-name="P18">Expected Results</text:p>
          </table:table-cell>
          <table:table-cell table:style-name="Table1.A1" office:value-type="string">
            <text:p text:style-name="P18">Actual Results</text:p>
          </table:table-cell>
          <table:table-cell table:style-name="Table1.E1" office:value-type="string">
            <text:p text:style-name="P18">Status</text:p>
          </table:table-cell>
        </table:table-row>
        <table:table-row>
          <table:table-cell table:style-name="Table1.A2" office:value-type="string">
            <text:p text:style-name="P18">1.<text:span text:style-name="T3">.</text:span><text:span text:style-name="T4">Enter Contact No.</text:span></text:p>
          </table:table-cell>
          <table:table-cell table:style-name="Table1.A2" office:value-type="string">
            <text:p text:style-name="P13">1234567890</text:p>
            <text:p text:style-name="P13">(10 digits)</text:p>
          </table:table-cell>
          <table:table-cell table:style-name="Table1.A2" office:value-type="string">
            <text:p text:style-name="P14">Hospital should be registered and hospital ID generated.</text:p>
            <text:p text:style-name="P9"/>
          </table:table-cell>
          <table:table-cell table:style-name="Table1.A2" office:value-type="string">
            <text:p text:style-name="P10">Admin is navigated to main menu with successful login.</text:p>
          </table:table-cell>
          <table:table-cell table:style-name="Table1.E2" office:value-type="string">
            <text:p text:style-name="P18">Pass</text:p>
          </table:table-cell>
        </table:table-row>
      </table:table>
      <text:p text:style-name="P1"/>
      <text:p text:style-name="P1">Exit Criteria: <text:span text:style-name="T1">Hospital is validated with successful registration and ID generation.</text:span></text:p>
      <text:p text:style-name="P1"/>
      <text:p text:style-name="P1">Test Case ID: TC_<text:span text:style-name="T1">Hospreg</text:span>_2</text:p>
      <text:p text:style-name="P1">Test Module: <text:span text:style-name="T1">Hospital Registration</text:span></text:p>
      <text:p text:style-name="P1">Test Priority: High</text:p>
      <text:p text:style-name="P1">Description: <text:span text:style-name="T1">Contact details of hospital is collected.</text:span></text:p>
      <text:p text:style-name="P1">Entry Criteria: BMS homepage is accessed</text:p>
      <text:p text:style-name="P1"/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Test Steps</text:p>
          </table:table-cell>
          <table:table-cell table:style-name="Table2.A1" office:value-type="string">
            <text:p text:style-name="P10">Test Data</text:p>
          </table:table-cell>
          <table:table-cell table:style-name="Table2.A1" office:value-type="string">
            <text:p text:style-name="P18">Expected Results</text:p>
          </table:table-cell>
          <table:table-cell table:style-name="Table2.A1" office:value-type="string">
            <text:p text:style-name="P18">Actual Results</text:p>
          </table:table-cell>
          <table:table-cell table:style-name="Table2.E1" office:value-type="string">
            <text:p text:style-name="P18">Status</text:p>
          </table:table-cell>
        </table:table-row>
        <table:table-row>
          <table:table-cell table:style-name="Table2.A2" office:value-type="string">
            <text:p text:style-name="P18">1.<text:span text:style-name="T3">.</text:span><text:span text:style-name="T4">Enter Contact No.</text:span></text:p>
          </table:table-cell>
          <table:table-cell table:style-name="Table2.A2" office:value-type="string">
            <text:p text:style-name="P14">1234567890<text:span text:style-name="T2">2</text:span></text:p>
            <text:p text:style-name="P14">(<text:span text:style-name="T2">more than </text:span>10 digits)</text:p>
          </table:table-cell>
          <table:table-cell table:style-name="Table2.A2" office:value-type="string">
            <text:p text:style-name="P14">Hospital should be <text:span text:style-name="T2">not be registered.</text:span></text:p>
            <text:p text:style-name="P9"/>
          </table:table-cell>
          <table:table-cell table:style-name="Table2.A2" office:value-type="string">
            <text:p text:style-name="P14">Program goes into infinite loop.</text:p>
          </table:table-cell>
          <table:table-cell table:style-name="Table2.E2" office:value-type="string">
            <text:p text:style-name="P18">Fail</text:p>
          </table:table-cell>
        </table:table-row>
      </table:table>
      <text:p text:style-name="P1"/>
      <text:p text:style-name="P1">Exit Criteria: <text:span text:style-name="T6">Program results in segmentation fault.</text:span></text:p>
      <text:p text:style-name="P1"/>
      <text:p text:style-name="P1"/>
      <text:p text:style-name="P1">Test Case ID: TC_<text:span text:style-name="T7">Hosrequest</text:span>_1</text:p>
      <text:p text:style-name="P1">Test Module: <text:span text:style-name="T7">Hospital Request</text:span></text:p>
      <text:p text:style-name="P1">Test Priority: Medium</text:p>
      <text:p text:style-name="P2">Description: Hospital requirment information is collected.</text:p>
      <text:p text:style-name="P2">Entry Criteria: <text:span text:style-name="T8">Admin is logged in; Hospital 1 is registered.</text:span></text:p>
      <text:p text:style-name="P2"/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0">Test Steps</text:p>
          </table:table-cell>
          <table:table-cell table:style-name="Table3.A1" office:value-type="string">
            <text:p text:style-name="P10">Test Data</text:p>
          </table:table-cell>
          <table:table-cell table:style-name="Table3.A1" office:value-type="string">
            <text:p text:style-name="P18">Expected Results</text:p>
          </table:table-cell>
          <table:table-cell table:style-name="Table3.A1" office:value-type="string">
            <text:p text:style-name="P18">Actual Results</text:p>
          </table:table-cell>
          <table:table-cell table:style-name="Table3.E1" office:value-type="string">
            <text:p text:style-name="P18">Status</text:p>
          </table:table-cell>
        </table:table-row>
        <table:table-row>
          <table:table-cell table:style-name="Table3.A2" office:value-type="string">
            <text:p text:style-name="P18">1.<text:span text:style-name="T3">.Enter hospital ID</text:span>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Error message as hospital is notregistered.</text:p>
          </table:table-cell>
          <table:table-cell table:style-name="Table3.A2" office:value-type="string">
            <text:p text:style-name="P15">“Hospital not registered” is printed.</text:p>
          </table:table-cell>
          <table:table-cell table:style-name="Table3.E2" office:value-type="string">
            <text:p text:style-name="P21">Pass</text:p>
          </table:table-cell>
        </table:table-row>
      </table:table>
      <text:p text:style-name="P1"/>
      <text:p text:style-name="P3">Exit criteria: Asks for valid Hospital ID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Test Case ID: TC_<text:span text:style-name="T7">Hosrequest</text:span>_<text:span text:style-name="T9">2</text:span></text:p>
      <text:p text:style-name="P5">Test Module: <text:span text:style-name="T7">Hospital Request</text:span></text:p>
      <text:p text:style-name="P5">Test Priority: Medium</text:p>
      <text:p text:style-name="P3">Entry Criteria:Admin is logged in; Hospital 1 is registered.</text:p>
      <text:p text:style-name="P3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1">Test Steps</text:p>
          </table:table-cell>
          <table:table-cell table:style-name="Table4.A1" office:value-type="string">
            <text:p text:style-name="P11">Test Data</text:p>
          </table:table-cell>
          <table:table-cell table:style-name="Table4.A1" office:value-type="string">
            <text:p text:style-name="P19">Expected Results</text:p>
          </table:table-cell>
          <table:table-cell table:style-name="Table4.A1" office:value-type="string">
            <text:p text:style-name="P19">Actual Results</text:p>
          </table:table-cell>
          <table:table-cell table:style-name="Table4.E1" office:value-type="string">
            <text:p text:style-name="P19">Status</text:p>
          </table:table-cell>
        </table:table-row>
        <table:table-row>
          <table:table-cell table:style-name="Table4.A2" office:value-type="string">
            <text:p text:style-name="P19">1.<text:span text:style-name="T3">.Enter hospital ID</text:span></text:p>
          </table:table-cell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Allows user to continue with request procedure.</text:p>
          </table:table-cell>
          <table:table-cell table:style-name="Table4.A2" office:value-type="string">
            <text:p text:style-name="P15">Asks for required blood type.</text:p>
          </table:table-cell>
          <table:table-cell table:style-name="Table4.E2" office:value-type="string">
            <text:p text:style-name="P21">Pass</text:p>
          </table:table-cell>
        </table:table-row>
      </table:table>
      <text:p text:style-name="P5"/>
      <text:p text:style-name="P3">Exit criteria: Details of the required blood type is collected.</text:p>
      <text:p text:style-name="P3"/>
      <text:p text:style-name="P3"/>
      <text:p text:style-name="P5">Test Case ID: TC_<text:span text:style-name="T7">Hosrequest</text:span>_<text:span text:style-name="T9">2</text:span></text:p>
      <text:p text:style-name="P5">Test Module: <text:span text:style-name="T7">Hospital Request</text:span></text:p>
      <text:p text:style-name="P5">Test Priority: Medium</text:p>
      <text:p text:style-name="P3">Entry Criteria:Admin is logged in; Hospital 1 is registered.</text:p>
      <text:p text:style-name="P3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1">Test Steps</text:p>
          </table:table-cell>
          <table:table-cell table:style-name="Table5.A1" office:value-type="string">
            <text:p text:style-name="P11">Test Data</text:p>
          </table:table-cell>
          <table:table-cell table:style-name="Table5.A1" office:value-type="string">
            <text:p text:style-name="P19">Expected Results</text:p>
          </table:table-cell>
          <table:table-cell table:style-name="Table5.A1" office:value-type="string">
            <text:p text:style-name="P19">Actual Results</text:p>
          </table:table-cell>
          <table:table-cell table:style-name="Table5.E1" office:value-type="string">
            <text:p text:style-name="P19">Status</text:p>
          </table:table-cell>
        </table:table-row>
        <table:table-row>
          <table:table-cell table:style-name="Table5.A2" office:value-type="string">
            <text:p text:style-name="P19">1.<text:span text:style-name="T3">.</text:span><text:span text:style-name="T5">Enter Blood type</text:span></text:p>
          </table:table-cell>
          <table:table-cell table:style-name="Table5.A2" office:value-type="string">
            <text:p text:style-name="P15">C+</text:p>
          </table:table-cell>
          <table:table-cell table:style-name="Table5.A2" office:value-type="string">
            <text:p text:style-name="P15">Alerts the user about invalid entry and asks the user to re-enter.</text:p>
          </table:table-cell>
          <table:table-cell table:style-name="Table5.A2" office:value-type="string">
            <text:p text:style-name="P15">Prints “ invalid entry” and asks for blood type.</text:p>
          </table:table-cell>
          <table:table-cell table:style-name="Table5.E2" office:value-type="string">
            <text:p text:style-name="P21">Pass</text:p>
          </table:table-cell>
        </table:table-row>
      </table:table>
      <text:p text:style-name="P5"/>
      <text:p text:style-name="P3">Exit criteria: Details of the required blood type is collected.</text:p>
      <text:p text:style-name="P3"/>
      <text:p text:style-name="P3"/>
      <text:p text:style-name="P5">Test Case ID: TC_<text:span text:style-name="T7">Hosrequest</text:span>_<text:span text:style-name="T9">3</text:span></text:p>
      <text:p text:style-name="P5">Test Module: <text:span text:style-name="T7">Hospital Request</text:span></text:p>
      <text:p text:style-name="P5">Test Priority: Medium</text:p>
      <text:p text:style-name="P3">Entry Criteria:Admin is logged in; Hospital 1 is registered.</text:p>
      <text:p text:style-name="P3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1">Test Steps</text:p>
          </table:table-cell>
          <table:table-cell table:style-name="Table6.A1" office:value-type="string">
            <text:p text:style-name="P11">Test Data</text:p>
          </table:table-cell>
          <table:table-cell table:style-name="Table6.A1" office:value-type="string">
            <text:p text:style-name="P19">Expected Results</text:p>
          </table:table-cell>
          <table:table-cell table:style-name="Table6.A1" office:value-type="string">
            <text:p text:style-name="P19">Actual Results</text:p>
          </table:table-cell>
          <table:table-cell table:style-name="Table6.E1" office:value-type="string">
            <text:p text:style-name="P19">Status</text:p>
          </table:table-cell>
        </table:table-row>
        <table:table-row>
          <table:table-cell table:style-name="Table6.A2" office:value-type="string">
            <text:p text:style-name="P19">1.<text:span text:style-name="T3">.</text:span><text:span text:style-name="T5">Enter Blood type</text:span></text:p>
          </table:table-cell>
          <table:table-cell table:style-name="Table6.A2" office:value-type="string">
            <text:p text:style-name="P15">B+</text:p>
          </table:table-cell>
          <table:table-cell table:style-name="Table6.A2" office:value-type="string">
            <text:p text:style-name="P15">Accepts the entry and checks fpr availibility.</text:p>
          </table:table-cell>
          <table:table-cell table:style-name="Table6.A2" office:value-type="string">
            <text:p text:style-name="P15">Checks for availibilty</text:p>
          </table:table-cell>
          <table:table-cell table:style-name="Table6.E2" office:value-type="string">
            <text:p text:style-name="P21">Pass</text:p>
          </table:table-cell>
        </table:table-row>
      </table:table>
      <text:p text:style-name="P5"/>
      <text:p text:style-name="P3">Exit criteria: Checks for availibilit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Test Case ID: TC_<text:span text:style-name="T7">Hosrequest</text:span>_<text:span text:style-name="T9">4</text:span></text:p>
      <text:p text:style-name="P5">Test Module: <text:span text:style-name="T7">Hospital Request</text:span></text:p>
      <text:p text:style-name="P5">Test Priority: Medium</text:p>
      <text:p text:style-name="P3">Entry Criteria:Admin is logged in; Hospital 1 is validated and required blood type is entered; <text:span text:style-name="T9">B+ is available in blood bank.</text:span></text:p>
      <text:p text:style-name="P3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11">Test Steps</text:p>
          </table:table-cell>
          <table:table-cell table:style-name="Table7.A1" office:value-type="string">
            <text:p text:style-name="P11">Test Data</text:p>
          </table:table-cell>
          <table:table-cell table:style-name="Table7.A1" office:value-type="string">
            <text:p text:style-name="P19">Expected Results</text:p>
          </table:table-cell>
          <table:table-cell table:style-name="Table7.A1" office:value-type="string">
            <text:p text:style-name="P19">Actual Results</text:p>
          </table:table-cell>
          <table:table-cell table:style-name="Table7.E1" office:value-type="string">
            <text:p text:style-name="P19">Status</text:p>
          </table:table-cell>
        </table:table-row>
        <table:table-row>
          <table:table-cell table:style-name="Table7.A2" office:value-type="string">
            <text:p text:style-name="P23">Blood type is entered.</text:p>
          </table:table-cell>
          <table:table-cell table:style-name="Table7.A2" office:value-type="string">
            <text:p text:style-name="P15">B+</text:p>
          </table:table-cell>
          <table:table-cell table:style-name="Table7.A2" office:value-type="string">
            <text:p text:style-name="P17">Checks the availibilty.If available checks availibilty within expiry. </text:p>
          </table:table-cell>
          <table:table-cell table:style-name="Table7.A2" office:value-type="string">
            <text:p text:style-name="P17">If available display “available” and redirect to payment page.</text:p>
          </table:table-cell>
          <table:table-cell table:style-name="Table7.E2" office:value-type="string">
            <text:p text:style-name="P21">Pass</text:p>
          </table:table-cell>
        </table:table-row>
      </table:table>
      <text:p text:style-name="P5"/>
      <text:p text:style-name="P3">Exit criteria: <text:span text:style-name="T9">Redirect to payment page.</text:span></text:p>
      <text:p text:style-name="P3"/>
      <text:p text:style-name="P3"/>
      <text:p text:style-name="P6">Test Case ID: TC_<text:span text:style-name="T7">Hosrequest</text:span>_<text:span text:style-name="T9">5</text:span></text:p>
      <text:p text:style-name="P6">Test Module: <text:span text:style-name="T7">Hospital Request</text:span></text:p>
      <text:p text:style-name="P6">Test Priority: Medium</text:p>
      <text:p text:style-name="P4">Entry Criteria:Admin is logged in; Hospital 1 is validated and required blood type is entered ;<text:span text:style-name="T9"> AB+ <text:s/>is not available in blood bank.</text:span></text:p>
      <text:p text:style-name="P4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2">Test Steps</text:p>
          </table:table-cell>
          <table:table-cell table:style-name="Table8.A1" office:value-type="string">
            <text:p text:style-name="P12">Test Data</text:p>
          </table:table-cell>
          <table:table-cell table:style-name="Table8.A1" office:value-type="string">
            <text:p text:style-name="P20">Expected Results</text:p>
          </table:table-cell>
          <table:table-cell table:style-name="Table8.A1" office:value-type="string">
            <text:p text:style-name="P20">Actual Results</text:p>
          </table:table-cell>
          <table:table-cell table:style-name="Table8.E1" office:value-type="string">
            <text:p text:style-name="P20">Status</text:p>
          </table:table-cell>
        </table:table-row>
        <table:table-row>
          <table:table-cell table:style-name="Table8.A2" office:value-type="string">
            <text:p text:style-name="P23">Blood type is entered.</text:p>
          </table:table-cell>
          <table:table-cell table:style-name="Table8.A2" office:value-type="string">
            <text:p text:style-name="P16"><text:span text:style-name="T9">A</text:span>B+</text:p>
          </table:table-cell>
          <table:table-cell table:style-name="Table8.A2" office:value-type="string">
            <text:p text:style-name="P17">Checks the availibilty.If available checks availibilty within expiry. </text:p>
          </table:table-cell>
          <table:table-cell table:style-name="Table8.A2" office:value-type="string">
            <text:p text:style-name="P17">Display “Not available”.</text:p>
          </table:table-cell>
          <table:table-cell table:style-name="Table8.E2" office:value-type="string">
            <text:p text:style-name="P22">Pass</text:p>
          </table:table-cell>
        </table:table-row>
      </table:table>
      <text:p text:style-name="P6"/>
      <text:p text:style-name="P4">Exit criteria: <text:span text:style-name="T9">Redirect to main BMS page.</text:span></text:p>
      <text:p text:style-name="P4"/>
      <text:p text:style-name="P6">Test Case ID: TC_<text:span text:style-name="T7">Hosrequest</text:span>_<text:span text:style-name="T9">6</text:span></text:p>
      <text:p text:style-name="P6">Test Module: <text:span text:style-name="T7">Hospital Request</text:span></text:p>
      <text:p text:style-name="P6">Test Priority: Medium</text:p>
      <text:p text:style-name="P4">Entry Criteria:Admin is logged in; Hospital 1 is validated and required blood type is <text:span text:style-name="T9">available within expiry</text:span></text:p>
      <text:p text:style-name="P4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12">Test Steps</text:p>
          </table:table-cell>
          <table:table-cell table:style-name="Table9.A1" office:value-type="string">
            <text:p text:style-name="P12">Test Data</text:p>
          </table:table-cell>
          <table:table-cell table:style-name="Table9.A1" office:value-type="string">
            <text:p text:style-name="P20">Expected Results</text:p>
          </table:table-cell>
          <table:table-cell table:style-name="Table9.A1" office:value-type="string">
            <text:p text:style-name="P20">Actual Results</text:p>
          </table:table-cell>
          <table:table-cell table:style-name="Table9.E1" office:value-type="string">
            <text:p text:style-name="P20">Status</text:p>
          </table:table-cell>
        </table:table-row>
        <table:table-row>
          <table:table-cell table:style-name="Table9.A2" office:value-type="string">
            <text:p text:style-name="P23">Enter payment <text:s/>status is </text:p>
          </table:table-cell>
          <table:table-cell table:style-name="Table9.A2" office:value-type="string">
            <text:p text:style-name="P17">Y</text:p>
          </table:table-cell>
          <table:table-cell table:style-name="Table9.A2" office:value-type="string">
            <text:p text:style-name="P17">Supplies the blood packet, updates the blood bank record.</text:p>
          </table:table-cell>
          <table:table-cell table:style-name="Table9.A2" office:value-type="string">
            <text:p text:style-name="P17">Display “payment successful”</text:p>
          </table:table-cell>
          <table:table-cell table:style-name="Table9.E2" office:value-type="string">
            <text:p text:style-name="P22">Pass</text:p>
          </table:table-cell>
        </table:table-row>
      </table:table>
      <text:p text:style-name="P6"/>
      <text:p text:style-name="P4">Exit criteria: <text:span text:style-name="T9">Redirect to main BMS page.</text:span></text:p>
      <text:p text:style-name="P4"/>
      <text:p text:style-name="P3"/>
      <text:p text:style-name="P3"/>
      <text:p text:style-name="P3"/>
      <text:p text:style-name="P3"/>
      <text:p text:style-name="P3"/>
      <text:p text:style-name="P6"><text:soft-page-break/>Test Case ID: TC_<text:span text:style-name="T7">Hosrequest</text:span>_<text:span text:style-name="T9">7</text:span></text:p>
      <text:p text:style-name="P6">Test Module: <text:span text:style-name="T7">Hospital Request</text:span></text:p>
      <text:p text:style-name="P6">Test Priority: Medium</text:p>
      <text:p text:style-name="P4">Entry Criteria:Admin is logged in; Hospital 1 is validated and required blood type is <text:span text:style-name="T9">available within expiry</text:span></text:p>
      <text:p text:style-name="P4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12">Test Steps</text:p>
          </table:table-cell>
          <table:table-cell table:style-name="Table10.A1" office:value-type="string">
            <text:p text:style-name="P12">Test Data</text:p>
          </table:table-cell>
          <table:table-cell table:style-name="Table10.A1" office:value-type="string">
            <text:p text:style-name="P20">Expected Results</text:p>
          </table:table-cell>
          <table:table-cell table:style-name="Table10.A1" office:value-type="string">
            <text:p text:style-name="P20">Actual Results</text:p>
          </table:table-cell>
          <table:table-cell table:style-name="Table10.E1" office:value-type="string">
            <text:p text:style-name="P20">Status</text:p>
          </table:table-cell>
        </table:table-row>
        <table:table-row>
          <table:table-cell table:style-name="Table10.A2" office:value-type="string">
            <text:p text:style-name="P23">Enter payment <text:s/>status is </text:p>
          </table:table-cell>
          <table:table-cell table:style-name="Table10.A2" office:value-type="string">
            <text:p text:style-name="P17">N</text:p>
          </table:table-cell>
          <table:table-cell table:style-name="Table10.A2" office:value-type="string">
            <text:p text:style-name="P17">Display error message and redirect to payment page again.</text:p>
          </table:table-cell>
          <table:table-cell table:style-name="Table10.A2" office:value-type="string">
            <text:p text:style-name="P17">Display “payment not successful”</text:p>
          </table:table-cell>
          <table:table-cell table:style-name="Table10.E2" office:value-type="string">
            <text:p text:style-name="P22">Pass</text:p>
          </table:table-cell>
        </table:table-row>
      </table:table>
      <text:p text:style-name="P6"/>
      <text:p text:style-name="P4">Exit criteria: <text:span text:style-name="T9">Redirect to payment page.</text:span></text:p>
      <text:p text:style-name="P4"/>
      <text:p text:style-name="P6">Test Case ID: TC_<text:span text:style-name="T7">Hosrequest</text:span>_<text:span text:style-name="T9">8</text:span></text:p>
      <text:p text:style-name="P6">Test Module: <text:span text:style-name="T7">Hospital Request</text:span></text:p>
      <text:p text:style-name="P6">Test Priority: Medium</text:p>
      <text:p text:style-name="P4">Entry Criteria:Admin is logged in; Hospital 1 is validated and required blood type is <text:span text:style-name="T9">available within expiry</text:span></text:p>
      <text:p text:style-name="P4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2">Test Steps</text:p>
          </table:table-cell>
          <table:table-cell table:style-name="Table11.A1" office:value-type="string">
            <text:p text:style-name="P12">Test Data</text:p>
          </table:table-cell>
          <table:table-cell table:style-name="Table11.A1" office:value-type="string">
            <text:p text:style-name="P20">Expected Results</text:p>
          </table:table-cell>
          <table:table-cell table:style-name="Table11.A1" office:value-type="string">
            <text:p text:style-name="P20">Actual Results</text:p>
          </table:table-cell>
          <table:table-cell table:style-name="Table11.E1" office:value-type="string">
            <text:p text:style-name="P20">Status</text:p>
          </table:table-cell>
        </table:table-row>
        <table:table-row>
          <table:table-cell table:style-name="Table11.A2" office:value-type="string">
            <text:p text:style-name="P23">Enter payment <text:s/>status is </text:p>
          </table:table-cell>
          <table:table-cell table:style-name="Table11.A2" office:value-type="string">
            <text:p text:style-name="P17">A</text:p>
          </table:table-cell>
          <table:table-cell table:style-name="Table11.A2" office:value-type="string">
            <text:p text:style-name="P17">Display error message and redirect to payment page again.</text:p>
          </table:table-cell>
          <table:table-cell table:style-name="Table11.A2" office:value-type="string">
            <text:p text:style-name="P17">Display “payment not successful”</text:p>
          </table:table-cell>
          <table:table-cell table:style-name="Table11.E2" office:value-type="string">
            <text:p text:style-name="P22">Pass</text:p>
          </table:table-cell>
        </table:table-row>
      </table:table>
      <text:p text:style-name="P6"/>
      <text:p text:style-name="P4">Exit criteria: <text:span text:style-name="T9">Redirect to payment page.</text:span></text:p>
      <text:p text:style-name="P4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3:45:26.908731671</meta:creation-date>
    <dc:date>2017-03-21T00:23:35.569199424</dc:date>
    <meta:editing-duration>PT5S</meta:editing-duration>
    <meta:editing-cycles>1</meta:editing-cycles>
    <meta:document-statistic meta:table-count="11" meta:image-count="0" meta:object-count="0" meta:page-count="4" meta:paragraph-count="170" meta:word-count="680" meta:character-count="4445" meta:non-whitespace-character-count="3926"/>
    <meta:generator>LibreOffice/5.1.6.2$Linux_X86_64 LibreOffice_project/10m0$Build-2</meta:generator>
  </office:meta>
</office:document-meta>
</file>